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66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 load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PhantomJSで開発環境作りの最中</text:p>
                <text:list>
                  <text:list-item>
                    <text:p>Uncaught ReferenceError: export is not defined</text:p>
                    <text:p>Object.defineProperty(exports, “ <text:s text:c="2"/>esModule”, {</text:p>
                    <text:list>
                      <text:list-header>
                        <text:p>value: true</text:p>
                      </text:list-header>
                    </text:list>
                    <text:p>});</text:p>
                  </text:list-item>
                </text:list>
              </text:list-item>
              <text:list-item>
                <text:p>babelはdefaultでCommonJSのコードを生成</text:p>
              </text:list-item>
              <text:list-item>
                <text:p>browser上でCommonJSは動かない</text:p>
                <text:list>
                  <text:list-item>
                    <text:p>WebPackやBrowserifyが必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環境構築の難し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piler, module loaderを揃える必要有</text:p>
                <text:list>
                  <text:list-item>
                    <text:p>webpack CommonJS</text:p>
                  </text:list-item>
                  <text:list-item>
                    <text:p>Jasmine CommonJS</text:p>
                  </text:list-item>
                  <text:list-item>
                    <text:p>jspm es6</text:p>
                  </text:list-item>
                  <text:list-item>
                    <text:p>PhantomJS <text:s/>!CommonJS (es5)</text:p>
                  </text:list-item>
                  <text:list-item>
                    <text:p>Karma CommonJS, es6, 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doesn't define</text:p>
              </text:list-item>
              <text:list-item>
                <text:p>module.exports, import</text:p>
              </text:list-item>
              <text:list-item>
                <text:p>CommonJS, es6, ...</text:p>
                <text:list>
                  <text:list-item>
                    <text:p>どの仕様でmoduleを読み込んでいるか分からなくな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.jsの上に作られたpackage manager</text:p>
              </text:list-item>
              <text:list-item>
                <text:p>bowerの上位機種</text:p>
              </text:list-item>
              <text:list-item>
                <text:p>種々のmodule formatを読み込める</text:p>
                <text:list>
                  <text:list-item>
                    <text:p>es6, AMD, CommonJS, globals</text:p>
                  </text:list-item>
                </text:list>
              </text:list-item>
              <text:list-item>
                <text:p>defaultでes6をサポー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がAngular2.xを発表</text:p>
              </text:list-item>
              <text:list-item>
                <text:p>公式ページはsystem.js推し</text:p>
                <text:list>
                  <text:list-item>
                    <text:p>jspmはsystemjsをベースに作られている</text:p>
                  </text:list-item>
                  <text:list-item>
                    <text:p>isomophic -&gt; universalへ</text:p>
                  </text:list-item>
                </text:list>
              </text:list-item>
              <text:list-item>
                <text:p>慣れたところで新しいのが出てく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発表の流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dep, gulp</text:p>
              </text:list-item>
              <text:list-item>
                <text:p>browserify</text:p>
              </text:list-item>
              <text:list-item>
                <text:p>browser-sync</text:p>
              </text:list-item>
              <text:list-item>
                <text:p>webpack</text:p>
              </text:list-item>
              <text:list-item>
                <text:p>System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歴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sk runner</text:p>
                <text:list>
                  <text:list-item>
                    <text:p>grunt, gulp, ...</text:p>
                  </text:list-item>
                </text:list>
              </text:list-item>
              <text:list-item>
                <text:p>module loader</text:p>
                <text:list>
                  <text:list-item>
                    <text:p>npm</text:p>
                    <text:list>
                      <text:list-item>
                        <text:p>browserify -&gt; webpack</text:p>
                      </text:list-item>
                    </text:list>
                  </text:list-item>
                  <text:list-item>
                    <text:p>bower</text:p>
                    <text:list>
                      <text:list-item>
                        <text:p>wiredep</text:p>
                      </text:list-item>
                    </text:list>
                  </text:list-item>
                  <text:list-item>
                    <text:p>jspm</text:p>
                    <text:list>
                      <text:list-item>
                        <text:p>System.js</text:p>
                      </text:list-item>
                    </text:list>
                  </text:list-item>
                  <text:list-item>
                    <text:p>gulp</text:p>
                    <text:list>
                      <text:list-item>
                        <text:p>gulp-inject</text:p>
                      </text:list-item>
                    </text:list>
                  </text:list-item>
                </text:list>
              </text:list-item>
              <text:list-item>
                <text:p>歴史的経緯から、yeomanがbower, gruntに依存</text:p>
              </text:list-item>
              <text:list-item>
                <text:p>bowerは無くてもどうにかなってしまうような気がする</text:p>
                <text:list>
                  <text:list-item>
                    <text:p>npm, bowerは依存関係を解消する方法が違った（深さ優先、　幅優先の違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ify -&gt; webpack</text:p>
                <text:list>
                  <text:list-item>
                    <text:p>npmだけで済む系統</text:p>
                  </text:list-item>
                </text:list>
              </text:list-item>
              <text:list-item>
                <text:p>bower -&gt; jspm</text:p>
                <text:list>
                  <text:list-item>
                    <text:p>npmの上にさらにpackage manager</text:p>
                  </text:list-item>
                  <text:list-item>
                    <text:p>libraryを直に読み込む系統</text:p>
                  </text:list-item>
                  <text:list-item>
                    <text:p>client側の開発に使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歴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</text:list-item>
              <text:list-item>
                <text:p>AMD</text:p>
              </text:list-item>
              <text:list-item>
                <text:p>ES6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braryの読み込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dep</text:p>
                <text:list>
                  <text:list-item>
                    <text:p>bower用のpackage</text:p>
                    <text:p>&lt;!--bower:css&gt;</text:p>
                    <text:p>&lt;!-- endbower--&gt;</text:p>
                  </text:list-item>
                </text:list>
              </text:list-item>
              <text:list-item>
                <text:p>gulp-inject</text:p>
                <text:list>
                  <text:list-item>
                    <text:p>npm用</text:p>
                    <text:p>&lt;!--inject：css --&gt;</text:p>
                    <text:p>&lt;!-- endinject --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wserify</text:p>
                <text:list>
                  <text:list-item>
                    <text:p>bundle.js = npm + browserify</text:p>
                  </text:list-item>
                  <text:list-item>
                    <text:p>CommonJSとしてモジュールを読み込み</text:p>
                  </text:list-item>
                </text:list>
              </text:list-item>
              <text:list-item>
                <text:p>wiredep</text:p>
                <text:list>
                  <text:list-item>
                    <text:p>bowerでの依存解消</text:p>
                  </text:list-item>
                  <text:list-item>
                    <text:p>そのまま読み込ませる</text:p>
                  </text:list-item>
                </text:list>
              </text:list-item>
              <text:list-item>
                <text:p>webpack</text:p>
                <text:list>
                  <text:list-item>
                    <text:p>bundle.js</text:p>
                  </text:list-item>
                  <text:list-item>
                    <text:p>CommonJSとしてモジュールを読み込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fwserify</text:p>
                <text:list>
                  <text:list-item>
                    <text:p>minify, uglify, ..., と加工</text:p>
                  </text:list-item>
                  <text:list-item>
                    <text:p>bundle.jsに纏めてくれる</text:p>
                  </text:list-item>
                </text:list>
              </text:list-item>
              <text:list-item>
                <text:p>webpack</text:p>
                <text:list>
                  <text:list-item>
                    <text:p>bundle.jsをパーツ毎に分解（チャンク化）</text:p>
                  </text:list-item>
                  <text:list-item>
                    <text:p>Hot Module 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rowserif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+ browserify = bundle.js</text:p>
              </text:list-item>
              <text:list-item>
                <text:p>require();を記述</text:p>
                <text:list>
                  <text:list-item>
                    <text:p>CommonJS</text:p>
                    <text:list>
                      <text:list-item>
                        <text:p>node.jsでお馴染み</text:p>
                      </text:list-item>
                    </text:list>
                  </text:list-item>
                </text:list>
              </text:list-item>
              <text:list-item>
                <text:p>bundle.jsにまとめてhtmlのscript tagへ</text:p>
              </text:list-item>
              <text:list-item>
                <text:p>wiredep, gulp-injectとの違い</text:p>
                <text:list>
                  <text:list-item>
                    <text:p>bundle.jsの1つをloadするだけで済む</text:p>
                  </text:list-item>
                  <text:list-item>
                    <text:p>&lt;script&gt;&lt;/script&gt;にズラズラと書かなくて良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w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ncept of a flat dependency tree</text:p>
              </text:list-item>
              <text:list-item>
                <text:p>yeoman generator</text:p>
                <text:list>
                  <text:list-item>
                    <text:p>yeomanはgrant, bowerと蜜月</text:p>
                  </text:list-item>
                  <text:list-item>
                    <text:p>この代替が見当たらない</text:p>
                  </text:list-item>
                  <text:list-item>
                    <text:p>無くても、どうにかなる</text:p>
                  </text:list-item>
                  <text:list-item>
                    <text:p>マイナーなgeneratorは不安</text:p>
                  </text:list-item>
                </text:list>
              </text:list-item>
              <text:list-item>
                <text:p>Why use Bower when there is npm?</text:p>
                <text:list>
                  <text:list-item>
                    <text:p>Quoraでは、わりと酷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</text:p>
                <text:list>
                  <text:list-item>
                    <text:p>loader</text:p>
                    <text:list>
                      <text:list-item>
                        <text:p>typescript, scssなどのトランスレータ</text:p>
                      </text:list-item>
                    </text:list>
                  </text:list-item>
                  <text:list-item>
                    <text:p>!style!css!sass</text:p>
                    <text:list>
                      <text:list-item>
                        <text:p>pipeになっている</text:p>
                      </text:list-item>
                      <text:list-item>
                        <text:p>sass, css, styleの順に変換(右から左へ)</text:p>
                      </text:list-item>
                      <text:list-item>
                        <text:p>AMDからの記法？</text:p>
                      </text:list-item>
                    </text:list>
                  </text:list-item>
                  <text:list-item>
                    <text:p>?&amp;=</text:p>
                    <text:list>
                      <text:list-item>
                        <text:p>query parameterの形式で引数を渡す</text:p>
                      </text:list-item>
                    </text:list>
                  </text:list-item>
                </text:list>
              </text:list-item>
              <text:list-item>
                <text:p>webpack-dev-server</text:p>
                <text:list>
                  <text:list-item>
                    <text:p>hot module load</text:p>
                  </text:list-item>
                  <text:list-item>
                    <text:p>live-reload, browser-syncと同じタイプ</text:p>
                  </text:list-item>
                  <text:list-item>
                    <text:p>Automatic Refr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vs browserif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なら出力先を分けることができる</text:p>
              </text:list-item>
              <text:list-item>
                <text:p>bundle.jsをいくつかのモジュールに分割</text:p>
              </text:list-item>
              <text:list-item>
                <text:p><text:span text:style-name="T1">entry: {</text:span></text:p>
                <text:list>
                  <text:list-item>
                    <text:list>
                      <text:list-header>
                        <text:p><text:span text:style-name="T1">app: “./app.js”,</text:span></text:p>
                        <text:p><text:span text:style-name="T1">vendor: [“jquery”, “underscore”, ...]</text:span></text:p>
                      </text:list-header>
                    </text:list>
                  </text:list-item>
                </text:list>
                <text:p><text:span text:style-name="T1">}</text:span></text:p>
                <text:p><text:span text:style-name="T1">output: {</text:span></text:p>
                <text:list>
                  <text:list-header>
                    <text:p><text:span text:style-name="T1">path: require('path').resolve('./build'),</text:span></text:p>
                    <text:p><text:span text:style-name="T1">filename: '[name].js'</text:span></text:p>
                  </text:list-header>
                </text:list>
                <text:p><text:span text:style-name="T1">}</text:span></text:p>
                <text:p><text:span text:style-name="T1">plugins: [</text:span></text:p>
                <text:list>
                  <text:list-header>
                    <text:p><text:span text:style-name="T1">new webpack.optimize.CommonsChunkPlugin(“vendor”, “vendor.bundle.js”)</text:span></text:p>
                  </text:list-header>
                </text:list>
                <text:p><text:span text:style-name="T1">]</text:span></text:p>
              </text:list-item>
            </text:list>
          </draw:text-box>
        </draw:frame>
        <draw:frame draw:style-name="gr2" draw:layer="layout" svg:width="20.581cm" svg:height="0.962cm" svg:x="6.619cm" svg:y="18.838cm">
          <draw:text-box>
            <text:p>Split and vendor code: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2"/>entry: [</text:p>
                <text:list>
                  <text:list-header>
                    <text:p><text:span text:style-name="T2">"webpack/hot/dev-server"</text:span>, "./core/bootstrap.js"</text:p>
                    <text:p>]</text:p>
                  </text:list-header>
                  <text:list-item>
                    <text:p>live-reload, browser-syncのように更新するには</text:p>
                    <text:p>"webpack/hot/dev-server"が必要</text:p>
                  </text:list-item>
                </text:list>
              </text:list-item>
              <text:list-item>
                <text:p><text:s text:c="2"/>devtool: "source-map",</text:p>
                <text:list>
                  <text:list-item>
                    <text:p>source mapを追加</text:p>
                  </text:list-item>
                  <text:list-item>
                    <text:p>inline-sourcemapなど幾つか在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tput: {</text:p>
                <text:list>
                  <text:list-header>
                    <text:p>[name].js</text:p>
                  </text:list-header>
                </text:list>
                <text:p>}</text:p>
              </text:list-item>
              <text:list-item>
                <text:p>[name].js, [hash].js, [chunk].js</text:p>
                <text:list>
                  <text:list-item>
                    <text:p>outputでのみ可能</text:p>
                  </text:list-item>
                  <text:list-item>
                    <text:p>出力されるfile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Webpac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で全てを書くと大変</text:p>
                <text:list>
                  <text:list-item>
                    <text:p>記述量は膨れ上がる</text:p>
                  </text:list-item>
                </text:list>
              </text:list-item>
              <text:list-item>
                <text:p>grunt, gulpとの連携可</text:p>
                <text:list>
                  <text:list-item>
                    <text:p>小回りが効く</text:p>
                  </text:list-item>
                </text:list>
              </text:list-item>
              <text:list-item>
                <text:p>broserifyに対するアドバンテージ</text:p>
                <text:list>
                  <text:list-item>
                    <text:p>chunk化</text:p>
                  </text:list-item>
                  <text:list-item>
                    <text:p>Hot Module 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lpとの連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-stream</text:p>
                <text:list>
                  <text:list-item>
                    <text:p>streamを使ったwebpackの読み込み</text:p>
                  </text:list-item>
                  <text:list-item>
                    <text:p>src.destとwebpack.config.jsのoutputでerror</text:p>
                    <text:list>
                      <text:list-item>
                        <text:p>outputの方を消す必要有</text:p>
                      </text:list-item>
                    </text:list>
                  </text:list-item>
                </text:list>
              </text:list-item>
              <text:list-item>
                <text:p>webpack</text:p>
                <text:list>
                  <text:list-item>
                    <text:p>標準的なコンパイル</text:p>
                    <text:list>
                      <text:list-item>
                        <text:p>コマンドラインから実行するのと同じ</text:p>
                      </text:list-item>
                    </text:list>
                  </text:list-item>
                </text:list>
              </text:list-item>
              <text:list-item>
                <text:p>動かないプラグインがある</text:p>
                <text:list>
                  <text:list-item>
                    <text:p>CommonsChunkPlugin</text:p>
                  </text:list-item>
                  <text:list-item>
                    <text:p>mergeでconfigオブジェクトを処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注意点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.config.jsをgulpで読み込むとき</text:p>
                <text:list>
                  <text:list-item>
                    <text:p>errorが起こる</text:p>
                  </text:list-item>
                  <text:list-item>
                    <text:p>gulp.dest()と、outputの名前が干渉</text:p>
                  </text:list-item>
                  <text:list-item>
                    <text:p>output プロパティを削除すると動く</text:p>
                  </text:list-item>
                </text:list>
              </text:list-item>
              <text:list-item>
                <text:p>watch:true</text:p>
                <text:list>
                  <text:list-item>
                    <text:p>動かない</text:p>
                  </text:list-item>
                </text:list>
              </text:list-item>
              <text:list-item>
                <text:p>webpack(require('webpack.config.js'), function(){});</text:p>
                <text:list>
                  <text:list-item>
                    <text:p>いくつかのプラグインは動かない</text:p>
                  </text:list-item>
                  <text:list-item>
                    <text:p>[], {}などを代入する必要有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.x</text:p>
          </draw:text-box>
        </draw:frame>
        <draw:frame presentation:style-name="pr4" draw:text-style-name="P2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設定ファイルの依存関係</text:span></text:p>
                <text:list>
                  <text:list-item>
                    <text:p><text:span text:style-name="T3">karma-typescript-preprocessor</text:span></text:p>
                  </text:list-item>
                  <text:list-item>
                    <text:p><text:span text:style-name="T1">typescript</text:span></text:p>
                    <text:list>
                      <text:list-item>
                        <text:p><text:span text:style-name="T1">これだけならまだマシ</text:span></text:p>
                        <text:list>
                          <text:list-item>
                            <text:p><text:span text:style-name="T1">scss, jshint</text:span></text:p>
                          </text:list-item>
                          <text:list-item>
                            <text:p><text:span text:style-name="T1">browser-sync</text:span></text:p>
                          </text:list-item>
                          <text:list-item>
                            <text:p><text:span text:style-name="T1">sourcemaps</text:span></text:p>
                          </text:list-item>
                          <text:list-item>
                            <text:p><text:span text:style-name="T1">と前処理が増える</text:span></text:p>
                          </text:list-item>
                        </text:list>
                      </text:list-item>
                      <text:list-item>
                        <text:p><text:span text:style-name="T1">gulp</text:span><text:span text:style-name="T1">が秘伝のタレ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3" draw:id="id3" draw:layer="layout" svg:width="5.6cm" svg:height="2.6cm" svg:x="21.5cm" svg:y="5cm">
          <text:p text:style-name="P3"><text:span text:style-name="T4">tsconfig.j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6cm" svg:height="2.6cm" svg:x="21.5cm" svg:y="9cm">
          <text:p text:style-name="P3"><text:span text:style-name="T4">karma-typescript-</text:span></text:p>
          <text:p text:style-name="P3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6cm" svg:height="2.6cm" svg:x="21.5cm" svg:y="13.2cm">
          <text:p text:style-name="P3"><text:span text:style-name="T4">karma.conf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6cm" svg:height="2.6cm" svg:x="21.5cm" svg:y="17.3cm">
          <text:p text:style-name="P3"><text:span text:style-name="T4">jasm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6cm" svg:height="2.6cm" svg:x="14.5cm" svg:y="13.2cm">
          <text:p text:style-name="P3"><text:span text:style-name="T4">gulp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2" draw:id="id2" draw:layer="layout" draw:type="line" svg:x1="24.3cm" svg:y1="9cm" svg:x2="24.3cm" svg:y2="9cm" draw:start-shape="id1" draw:start-glue-point="0" draw:end-shape="id1" draw:end-glue-point="0" svg:d="M24300 9000z" svg:viewBox="0 0 1 1">
          <text:p/>
        </draw:connector>
        <draw:connector draw:style-name="gr4" draw:text-style-name="P3" draw:layer="layout" draw:type="line" svg:x1="24.3cm" svg:y1="9cm" svg:x2="24.3cm" svg:y2="7.6cm" draw:start-shape="id2" draw:start-glue-point="0" draw:end-shape="id3" draw:end-glue-point="2" svg:d="M24300 9000v-1400" svg:viewBox="0 0 1 1401">
          <text:p/>
        </draw:connector>
        <draw:connector draw:style-name="gr4" draw:text-style-name="P3" draw:layer="layout" draw:type="line" svg:x1="24.3cm" svg:y1="13.2cm" svg:x2="24.3cm" svg:y2="11.6cm" draw:start-shape="id4" draw:start-glue-point="0" draw:end-shape="id1" draw:end-glue-point="2" svg:d="M24300 13200v-1600" svg:viewBox="0 0 1 1601">
          <text:p/>
        </draw:connector>
        <draw:connector draw:style-name="gr4" draw:text-style-name="P3" draw:layer="layout" draw:type="line" svg:x1="24.3cm" svg:y1="17.3cm" svg:x2="24.3cm" svg:y2="15.8cm" draw:start-shape="id5" draw:start-glue-point="0" draw:end-shape="id4" draw:end-glue-point="2" svg:d="M24300 17300v-1500" svg:viewBox="0 0 1 1501">
          <text:p/>
        </draw:connector>
        <draw:connector draw:style-name="gr4" draw:text-style-name="P3" draw:layer="layout" svg:x1="17.3cm" svg:y1="13.2cm" svg:x2="17.3cm" svg:y2="11.6cm" draw:start-shape="id6" draw:start-glue-point="0" draw:end-shape="id7" svg:d="M17300 13200v-1600" svg:viewBox="0 0 1 1601">
          <text:p/>
        </draw:connector>
        <draw:custom-shape draw:style-name="gr3" draw:text-style-name="P4" xml:id="id7" draw:id="id7" draw:layer="layout" svg:width="5.6cm" svg:height="2.6cm" svg:x="14.5cm" svg:y="9cm">
          <text:p text:style-name="P3"><text:span text:style-name="T4">typescrip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3cm" svg:y1="9cm" svg:x2="21.5cm" svg:y2="6.3cm" draw:start-shape="id7" draw:start-glue-point="0" draw:end-shape="id3" draw:end-glue-point="3" svg:d="M17300 9000v-2700h4200" svg:viewBox="0 0 4201 2701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.x</text:p>
          </draw:text-box>
        </draw:frame>
        <draw:frame presentation:style-name="pr4" draw:text-style-name="P2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設定ファイルの依存関係</text:span></text:p>
                <text:list>
                  <text:list-item>
                    <text:p><text:span text:style-name="T1">webpack.conf.js</text:span></text:p>
                    <text:list>
                      <text:list-item>
                        <text:p><text:span text:style-name="T1">共通化できる</text:span></text:p>
                      </text:list-item>
                      <text:list-item>
                        <text:p><text:span text:style-name="T5">動かないプラグインに注意</text:span></text:p>
                        <text:list>
                          <text:list-item>
                            <text:p><text:span text:style-name="T1">[], {}</text:span><text:span text:style-name="T1">などを代入すると動く</text:span></text:p>
                          </text:list-item>
                        </text:list>
                      </text:list-item>
                      <text:list-item>
                        <text:p><text:span text:style-name="T1">plugin</text:span><text:span text:style-name="T1">を明示的に代入</text:span></text:p>
                        <text:list>
                          <text:list-item>
                            <text:p><text:span text:style-name="T1">自動で読み込まれなくなる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ebpack</text:span><text:span text:style-name="T1">が参照するのは</text:span></text:p>
                    <text:list>
                      <text:list-item>
                        <text:p><text:span text:style-name="T1">typescript</text:span></text:p>
                      </text:list-item>
                      <text:list-item>
                        <text:p><text:span text:style-name="T1">scss</text:span></text:p>
                      </text:list-item>
                      <text:list-item>
                        <text:p><text:span text:style-name="T1">jsh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3" xml:id="id10" draw:id="id10" draw:layer="layout" svg:width="5.6cm" svg:height="2.6cm" svg:x="21.5cm" svg:y="5cm">
          <text:p text:style-name="P3">tsconfig.json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5.6cm" svg:height="2.6cm" svg:x="21.5cm" svg:y="9cm">
          <text:p text:style-name="P3">webpack.config.js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5.6cm" svg:height="2.6cm" svg:x="21.5cm" svg:y="13.2cm">
          <text:p text:style-name="P3">karma.conf.js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5.6cm" svg:height="2.6cm" svg:x="21.5cm" svg:y="17.3cm">
          <text:p text:style-name="P3">jasmine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5.6cm" svg:height="2.6cm" svg:x="14.5cm" svg:y="13.2cm">
          <text:p text:style-name="P3">gulp</text:p>
          <draw:enhanced-geometry svg:viewBox="0 0 21600 21600" draw:type="rectangle" draw:enhanced-path="M 0 0 L 21600 0 21600 21600 0 21600 0 0 Z N"/>
        </draw:custom-shape>
        <draw:connector draw:style-name="gr4" draw:text-style-name="P3" xml:id="id9" draw:id="id9" draw:layer="layout" draw:type="line" svg:x1="24.3cm" svg:y1="9cm" svg:x2="24.3cm" svg:y2="9cm" draw:start-shape="id8" draw:start-glue-point="0" draw:end-shape="id8" draw:end-glue-point="0" svg:d="M24300 9000z" svg:viewBox="0 0 1 1">
          <text:p/>
        </draw:connector>
        <draw:connector draw:style-name="gr4" draw:text-style-name="P3" draw:layer="layout" draw:type="line" svg:x1="24.3cm" svg:y1="9cm" svg:x2="24.3cm" svg:y2="7.6cm" draw:start-shape="id9" draw:start-glue-point="0" draw:end-shape="id10" draw:end-glue-point="2" svg:d="M24300 9000v-1400" svg:viewBox="0 0 1 1401">
          <text:p/>
        </draw:connector>
        <draw:connector draw:style-name="gr4" draw:text-style-name="P3" draw:layer="layout" draw:type="line" svg:x1="24.3cm" svg:y1="13.2cm" svg:x2="24.3cm" svg:y2="11.6cm" draw:start-shape="id11" draw:start-glue-point="0" draw:end-shape="id8" draw:end-glue-point="2" svg:d="M24300 13200v-1600" svg:viewBox="0 0 1 1601">
          <text:p/>
        </draw:connector>
        <draw:connector draw:style-name="gr4" draw:text-style-name="P3" draw:layer="layout" draw:type="line" svg:x1="24.3cm" svg:y1="17.3cm" svg:x2="24.3cm" svg:y2="15.8cm" draw:start-shape="id12" draw:start-glue-point="0" draw:end-shape="id11" draw:end-glue-point="2" svg:d="M24300 17300v-1500" svg:viewBox="0 0 1 1501">
          <text:p/>
        </draw:connector>
        <draw:connector draw:style-name="gr4" draw:text-style-name="P3" draw:layer="layout" svg:x1="17.3cm" svg:y1="13.2cm" svg:x2="24.3cm" svg:y2="11.6cm" draw:start-shape="id13" draw:start-glue-point="0" draw:end-shape="id8" draw:end-glue-point="2" svg:d="M17300 13200v-800h7000v-800" svg:viewBox="0 0 7001 16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sal dynamic module loader</text:p>
                <text:list>
                  <text:list-item>
                    <text:p>何でも、どこでも動く（Traceur, Babelと一緒に）</text:p>
                  </text:list-item>
                  <text:list-item>
                    <text:p>Loads ES6 modules, AMD, CommonJS and global scripts in the browser and NodeJS. Works with both Traceur and Babel.（原文ママ）</text:p>
                  </text:list-item>
                </text:list>
              </text:list-item>
              <text:list-item>
                <text:p>PhantomJS</text:p>
                <text:list>
                  <text:list-item>
                    <text:p>headless browser</text:p>
                  </text:list-item>
                  <text:list-item>
                    <text:p>CommonJSはサポートされていない</text:p>
                  </text:list-item>
                </text:list>
              </text:list-item>
              <text:list-item>
                <text:p>Unix Philosophyを踏襲</text:p>
                <text:list>
                  <text:list-item>
                    <text:p>今のところ機能が少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medium.com/@housecor/browserify-vs-webpack-b3d7ca08a0a9#.ybdhmhug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ry</text:p>
                <text:list>
                  <text:list-item>
                    <text:p>mainになる部分</text:p>
                  </text:list-item>
                  <text:list-item>
                    <text:p>ここからの相対パスをたどる</text:p>
                  </text:list-item>
                </text:list>
              </text:list-item>
              <text:list-item>
                <text:p>outut</text:p>
                <text:list>
                  <text:list-item>
                    <text:p>出力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i, mocha</text:p>
                <text:list>
                  <text:list-item>
                    <text:p>一緒に使われることが多い</text:p>
                  </text:list-item>
                </text:list>
              </text:list-item>
              <text:list-item>
                <text:p>chai</text:p>
              </text:list-item>
              <text:list-item>
                <text:p>mocha</text:p>
                <text:list>
                  <text:list-item>
                    <text:p>assertion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.js</text:p>
              </text:list-item>
              <text:list-item>
                <text:p>jsp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bel is just a tranpiler</text:p>
                <text:list>
                  <text:list-item>
                    <text:p>default: ES6 to CommonJS</text:p>
                  </text:list-item>
                  <text:list-item>
                    <text:p>ex)</text:p>
                    <text:list>
                      <text:list-header>
                        <text:p>Uncaught Reference Error:</text:p>
                        <text:p>export is not defined </text:p>
                      </text:list-header>
                    </text:list>
                  </text:list-item>
                  <text:list-item>
                    <text:p>browserify, webpackを使う必要有り</text:p>
                  </text:list-item>
                  <text:list-item>
                    <text:p>CommonJSでないため、</text:p>
                    <text:list>
                      <text:list-item>
                        <text:p>import, exportがな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22:12:49.270036003</meta:creation-date>
    <dc:date>2016-02-25T00:30:23.785223992</dc:date>
    <meta:editing-duration>PT11H11M56S</meta:editing-duration>
    <meta:editing-cycles>220</meta:editing-cycles>
    <meta:generator>LibreOffice/4.2.8.2$Linux_X86_64 LibreOffice_project/420m0$Build-2</meta:generator>
    <meta:document-statistic meta:object-count="168"/>
  </office:meta>
</office:document-meta>
</file>